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KacstBook" svg:font-family="KacstBook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14.815cm"/>
    </style:style>
    <style:style style:name="co8" style:family="table-column">
      <style:table-column-properties fo:break-before="auto" style:column-width="8.341cm"/>
    </style:style>
    <style:style style:name="co9" style:family="table-column">
      <style:table-column-properties fo:break-before="auto" style:column-width="6.489cm"/>
    </style:style>
    <style:style style:name="co10" style:family="table-column">
      <style:table-column-properties fo:break-before="auto" style:column-width="6.625cm"/>
    </style:style>
    <style:style style:name="co11" style:family="table-column">
      <style:table-column-properties fo:break-before="auto" style:column-width="6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6">
      <style:table-cell-properties style:text-align-source="fix" style:repeat-content="false" fo:wrap-option="wrap" fo:border="0.06pt solid #000000"/>
      <style:paragraph-properties fo:text-align="start" fo:margin-left="0.706cm"/>
    </style:style>
    <style:style style:name="ce7" style:family="table-cell" style:parent-style-name="Default" style:data-style-name="N116">
      <style:table-cell-properties style:text-align-source="fix" style:repeat-content="false" fo:wrap-option="wrap" fo:border="0.06pt solid #000000"/>
      <style:paragraph-properties fo:text-align="end" fo:margin-left="0.706cm"/>
    </style:style>
    <style:style style:name="ce8" style:family="table-cell" style:parent-style-name="Default" style:data-style-name="N116">
      <style:table-cell-properties style:text-align-source="fix" style:repeat-content="false" fo:wrap-option="wrap"/>
      <style:paragraph-properties fo:text-align="end" fo:margin-left="0.706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6">
      <style:table-cell-properties style:text-align-source="fix" style:repeat-content="false" fo:wrap-option="wrap" fo:border="0.06pt solid #000000"/>
      <style:paragraph-properties fo:text-align="start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true" fo:border="0.06pt solid #000000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工作表2.$J$2:.$M$5])" table:allow-empty-cell="true" table:display-list="unsorted" table:base-cell-address="工作表2.D2">
          <table:error-message table:message-type="stop" table:display="true"/>
        </table:content-validation>
      </table:content-validations>
      <table:table table:name="工作表1" table:style-name="ta1">
        <table:table-column table:style-name="co1" table:number-columns-repeated="4" table:default-cell-style-name="ce2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6" office:value-type="string" calcext:value-type="string">
            <text:p>score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李易峰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</text:p>
          </table:table-cell>
          <table:table-cell table:style-name="ce7" office:value-type="float" office:value="89.5" calcext:value-type="float">
            <text:p>89.5</text:p>
          </table:table-cell>
          <table:table-cell/>
          <table:table-cell table:formula="of:=&quot;insert into class (name,age,sex,score) values ('&quot;&amp;[.B2]&amp;&quot;',&quot;&amp;[.C2]&amp;&quot;,'&quot;&amp;[.D2]&amp;&quot;',&quot;&amp;[.E2]&amp;&quot;);&quot;" office:value-type="string" office:string-value="insert into class (name,age,sex,score) values ('李易峰',23,'m',89.5);" calcext:value-type="string">
            <text:p>insert into class (name,age,sex,score) values ('李易峰',23,'m',89.5);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张飞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</text:p>
          </table:table-cell>
          <table:table-cell table:style-name="ce7" office:value-type="float" office:value="21" calcext:value-type="float">
            <text:p>21.0</text:p>
          </table:table-cell>
          <table:table-cell/>
          <table:table-cell table:formula="of:=&quot;insert into class (name,age,sex,score) values ('&quot;&amp;[.B3]&amp;&quot;',&quot;&amp;[.C3]&amp;&quot;,'&quot;&amp;[.D3]&amp;&quot;',&quot;&amp;[.E3]&amp;&quot;);&quot;" office:value-type="string" office:string-value="insert into class (name,age,sex,score) values ('张飞',45,'m',21);" calcext:value-type="string">
            <text:p>insert into class (name,age,sex,score) values ('张飞',45,'m',21);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明明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w</text:p>
          </table:table-cell>
          <table:table-cell table:style-name="ce7" office:value-type="float" office:value="54" calcext:value-type="float">
            <text:p>54.0</text:p>
          </table:table-cell>
          <table:table-cell/>
          <table:table-cell table:formula="of:=&quot;insert into class (name,age,sex,score) values ('&quot;&amp;[.B4]&amp;&quot;',&quot;&amp;[.C4]&amp;&quot;,'&quot;&amp;[.D4]&amp;&quot;',&quot;&amp;[.E4]&amp;&quot;);&quot;" office:value-type="string" office:string-value="insert into class (name,age,sex,score) values ('明明',32,'w',54);" calcext:value-type="string">
            <text:p>insert into class (name,age,sex,score) values ('明明',32,'w',54);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秋林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</text:p>
          </table:table-cell>
          <table:table-cell table:style-name="ce7" office:value-type="float" office:value="33" calcext:value-type="float">
            <text:p>33.0</text:p>
          </table:table-cell>
          <table:table-cell/>
          <table:table-cell table:formula="of:=&quot;insert into class (name,age,sex,score) values ('&quot;&amp;[.B5]&amp;&quot;',&quot;&amp;[.C5]&amp;&quot;,'&quot;&amp;[.D5]&amp;&quot;',&quot;&amp;[.E5]&amp;&quot;);&quot;" office:value-type="string" office:string-value="insert into class (name,age,sex,score) values ('秋林',32,'m',33);" calcext:value-type="string">
            <text:p>insert into class (name,age,sex,score) values ('秋林',32,'m',33);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卢布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</text:p>
          </table:table-cell>
          <table:table-cell table:style-name="ce7" office:value-type="float" office:value="32" calcext:value-type="float">
            <text:p>32.0</text:p>
          </table:table-cell>
          <table:table-cell/>
          <table:table-cell table:formula="of:=&quot;insert into class (name,age,sex,score) values ('&quot;&amp;[.B6]&amp;&quot;',&quot;&amp;[.C6]&amp;&quot;,'&quot;&amp;[.D6]&amp;&quot;',&quot;&amp;[.E6]&amp;&quot;);&quot;" office:value-type="string" office:string-value="insert into class (name,age,sex,score) values ('卢布',12,'m',32);" calcext:value-type="string">
            <text:p>insert into class (name,age,sex,score) values ('卢布',12,'m',32);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刘亦菲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w</text:p>
          </table:table-cell>
          <table:table-cell table:style-name="ce7" office:value-type="float" office:value="98" calcext:value-type="float">
            <text:p>98.0</text:p>
          </table:table-cell>
          <table:table-cell/>
          <table:table-cell table:formula="of:=&quot;insert into class (name,age,sex,score) values ('&quot;&amp;[.B7]&amp;&quot;',&quot;&amp;[.C7]&amp;&quot;,'&quot;&amp;[.D7]&amp;&quot;',&quot;&amp;[.E7]&amp;&quot;);&quot;" office:value-type="string" office:string-value="insert into class (name,age,sex,score) values ('刘亦菲',32,'w',98);" calcext:value-type="string">
            <text:p>insert into class (name,age,sex,score) values ('刘亦菲',32,'w',98);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style-name="ce7"/>
          <table:table-cell table:number-columns-repeated="2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工作表3" table:style-name="ta1">
        <table:table-column table:style-name="co1" table:default-cell-style-name="Default"/>
        <table:table-row table:style-name="ro1">
          <table:table-cell/>
        </table:table-row>
      </table:table>
      <table:table table:name="工作表2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1"/>
        <table:table-column table:style-name="co6" table:default-cell-style-name="ce26"/>
        <table:table-column table:style-name="co1" table:default-cell-style-name="ce26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1011" table:default-cell-style-name="ce15"/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age</text:p>
          </table:table-cell>
          <table:table-cell table:style-name="ce18" office:value-type="string" calcext:value-type="string">
            <text:p>hobby</text:p>
          </table:table-cell>
          <table:table-cell table:style-name="ce24" office:value-type="string" calcext:value-type="string">
            <text:p>score</text:p>
          </table:table-cell>
          <table:table-cell table:style-name="ce18" office:value-type="string" calcext:value-type="string">
            <text:p>comment</text:p>
          </table:table-cell>
          <table:table-cell table:style-name="ce18"/>
          <table:table-cell table:style-name="Default"/>
          <table:table-cell table:style-name="ce26"/>
          <table:table-cell table:style-name="ce29" office:value-type="string" calcext:value-type="string" table:number-columns-spanned="4" table:number-rows-spanned="1">
            <text:p>Hobby list</text:p>
          </table:table-cell>
          <table:covered-table-cell table:number-columns-repeated="3" table:style-name="ce26"/>
          <table:table-cell table:style-name="ce26"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庚忻然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content-validation-name="val1" office:value-type="string" calcext:value-type="string">
            <text:p>'computer'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string" calcext:value-type="string">
            <text:p>你好学上进,文静、乖巧是你的风格。沉默的外表里面有你关心集体的热情</text:p>
          </table:table-cell>
          <table:table-cell table:style-name="ce27"/>
          <table:table-cell table:style-name="Default" table:formula="of:=&quot;insert into student (name,age,score) values ('&quot;&amp;[.B2]&amp;&quot;',&quot;&amp;[.C2]&amp;&quot;, &quot;&amp;[.E2]&amp;&quot;);&quot;" office:value-type="string" office:string-value="insert into student (name,age,score) values ('庚忻然',11, 20);" calcext:value-type="string">
            <text:p>insert into student (name,age,score) values ('庚忻然',11, 20);</text:p>
          </table:table-cell>
          <table:table-cell table:style-name="ce26"/>
          <table:table-cell table:style-name="ce18" office:value-type="string" calcext:value-type="string">
            <text:p>'football'</text:p>
          </table:table-cell>
          <table:table-cell table:style-name="ce18" office:value-type="string" calcext:value-type="string">
            <text:p>'computer'</text:p>
          </table:table-cell>
          <table:table-cell table:style-name="ce18" office:value-type="string" calcext:value-type="string">
            <text:p>'running'</text:p>
          </table:table-cell>
          <table:table-cell table:style-name="ce18" office:value-type="string" calcext:value-type="string">
            <text:p>'basketball'</text:p>
          </table:table-cell>
          <table:table-cell table:style-name="ce26"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裔惠君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content-validation-name="val1" office:value-type="string" calcext:value-type="string">
            <text:p>'football’,'computer’ ,'running’ </text:p>
          </table:table-cell>
          <table:table-cell table:style-name="ce18" office:value-type="float" office:value="45" calcext:value-type="float">
            <text:p>45</text:p>
          </table:table-cell>
          <table:table-cell table:style-name="ce25" office:value-type="string" calcext:value-type="string">
            <text:p>你总是默默无语地认真学习,即使遇到了挫折也毫不气馁,沉静之中带着几分倔犟,</text:p>
          </table:table-cell>
          <table:table-cell table:style-name="ce27"/>
          <table:table-cell table:style-name="Default" table:formula="of:=&quot;insert into student (name,age,score) values ('&quot;&amp;[.B3]&amp;&quot;',&quot;&amp;[.C3]&amp;&quot;, &quot;&amp;[.E3]&amp;&quot;);&quot;" office:value-type="string" office:string-value="insert into student (name,age,score) values ('裔惠君',12, 45);" calcext:value-type="string">
            <text:p>insert into student (name,age,score) values ('裔惠君',12, 45);</text:p>
          </table:table-cell>
          <table:table-cell table:style-name="ce26"/>
          <table:table-cell table:style-name="ce18" office:value-type="string" calcext:value-type="string">
            <text:p>'football','computer'</text:p>
          </table:table-cell>
          <table:table-cell table:style-name="ce18" office:value-type="string" calcext:value-type="string">
            <text:p>'football','running'</text:p>
          </table:table-cell>
          <table:table-cell table:style-name="ce18" office:value-type="string" calcext:value-type="string">
            <text:p>'football','basketball'</text:p>
          </table:table-cell>
          <table:table-cell table:style-name="ce18" office:value-type="string" calcext:value-type="string">
            <text:p>'running','basketball'</text:p>
          </table:table-cell>
          <table:table-cell table:style-name="ce26"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蒯从冬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content-validation-name="val1" office:value-type="string" calcext:value-type="string">
            <text:p>'computer’ ,'running’ ,'basketball’ </text:p>
          </table:table-cell>
          <table:table-cell table:style-name="ce18" office:value-type="float" office:value="36" calcext:value-type="float">
            <text:p>36</text:p>
          </table:table-cell>
          <table:table-cell table:style-name="ce25" office:value-type="string" calcext:value-type="string">
            <text:p>你总是那么默默无闻,从来都听不到你的高声。但上课时老师总能看到你端正的身影,</text:p>
          </table:table-cell>
          <table:table-cell table:style-name="ce27"/>
          <table:table-cell table:style-name="Default" table:formula="of:=&quot;insert into student (name,age,score) values ('&quot;&amp;[.B4]&amp;&quot;',&quot;&amp;[.C4]&amp;&quot;, &quot;&amp;[.E4]&amp;&quot;);&quot;" office:value-type="string" office:string-value="insert into student (name,age,score) values ('蒯从冬',13, 36);" calcext:value-type="string">
            <text:p>insert into student (name,age,score) values ('蒯从冬',13, 36);</text:p>
          </table:table-cell>
          <table:table-cell table:style-name="ce26"/>
          <table:table-cell table:style-name="ce18" office:value-type="string" calcext:value-type="string">
            <text:p>'football','computer','running'</text:p>
          </table:table-cell>
          <table:table-cell table:style-name="ce18" office:value-type="string" calcext:value-type="string">
            <text:p>'football','computer','basketball'</text:p>
          </table:table-cell>
          <table:table-cell table:style-name="ce18" office:value-type="string" calcext:value-type="string">
            <text:p>'computer','running','basketball'</text:p>
          </table:table-cell>
          <table:table-cell table:style-name="ce18" office:value-type="string" calcext:value-type="string">
            <text:p>'football','running','basketball'</text:p>
          </table:table-cell>
          <table:table-cell table:style-name="ce26" table:number-columns-repeated="1011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百里雅艳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content-validation-name="val1" office:value-type="string" calcext:value-type="string">
            <text:p>'computer','running','basketball'</text:p>
          </table:table-cell>
          <table:table-cell table:style-name="ce18" office:value-type="float" office:value="58" calcext:value-type="float">
            <text:p>58</text:p>
          </table:table-cell>
          <table:table-cell table:style-name="ce25" office:value-type="string" calcext:value-type="string">
            <text:p>你是一个非常聪明的孩子,成绩和作业从来不让老师操心。</text:p>
          </table:table-cell>
          <table:table-cell table:style-name="ce27"/>
          <table:table-cell table:style-name="Default" table:formula="of:=&quot;insert into student (name,age,score) values ('&quot;&amp;[.B5]&amp;&quot;',&quot;&amp;[.C5]&amp;&quot;, &quot;&amp;[.E5]&amp;&quot;);&quot;" office:value-type="string" office:string-value="insert into student (name,age,score) values ('百里雅艳',11, 58);" calcext:value-type="string">
            <text:p>insert into student (name,age,score) values ('百里雅艳',11, 58);</text:p>
          </table:table-cell>
          <table:table-cell table:style-name="ce26"/>
          <table:table-cell table:style-name="ce18" office:value-type="string" calcext:value-type="string">
            <text:p>'football','computer' ,'running' ,'basketball' </text:p>
          </table:table-cell>
          <table:table-cell table:style-name="ce18" office:value-type="string" calcext:value-type="string">
            <text:p>'computer','running'</text:p>
          </table:table-cell>
          <table:table-cell table:style-name="ce18" office:value-type="string" calcext:value-type="string">
            <text:p>'computer','basketball'</text:p>
          </table:table-cell>
          <table:table-cell table:style-name="ce18"/>
          <table:table-cell table:style-name="ce26" table:number-columns-repeated="1011"/>
        </table:table-row>
        <table:table-row table:style-name="ro4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梅新月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content-validation-name="val1" office:value-type="string" calcext:value-type="string">
            <text:p>'football','running','basketball'</text:p>
          </table:table-cell>
          <table:table-cell table:style-name="ce18" office:value-type="float" office:value="92" calcext:value-type="float">
            <text:p>92</text:p>
          </table:table-cell>
          <table:table-cell table:style-name="ce25" office:value-type="string" calcext:value-type="string">
            <text:p>你反应超群,也应了你名字中的“超”字,哎!只是可惜你超群的反应能力没有更好地运用</text:p>
          </table:table-cell>
          <table:table-cell table:style-name="ce27"/>
          <table:table-cell table:style-name="Default" table:formula="of:=&quot;insert into student (name,age,score) values ('&quot;&amp;[.B6]&amp;&quot;',&quot;&amp;[.C6]&amp;&quot;, &quot;&amp;[.E6]&amp;&quot;);&quot;" office:value-type="string" office:string-value="insert into student (name,age,score) values ('梅新月',13, 92);" calcext:value-type="string">
            <text:p>insert into student (name,age,score) values ('梅新月',13, 92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其思溪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content-validation-name="val1" office:value-type="string" calcext:value-type="string">
            <text:p>'running','basketball'</text:p>
          </table:table-cell>
          <table:table-cell table:style-name="ce18" office:value-type="float" office:value="38" calcext:value-type="float">
            <text:p>38</text:p>
          </table:table-cell>
          <table:table-cell table:style-name="ce22" office:value-type="string" calcext:value-type="string">
            <text:p>你是一个善良的女孩，诚恳朴实，恬静可人。在生活中你总是默默扮演着自己的角色，去理解和帮助别人，努力干好力所能及的事。学习方面，你能充分认识学习的重要性，积极进取，不断进步，但离老师与家长的要求还有一段距离，希望你能充分认识到这一点，查漏补缺，早日达到心中的目标。</text:p>
          </table:table-cell>
          <table:table-cell table:style-name="ce22"/>
          <table:table-cell table:style-name="Default" table:formula="of:=&quot;insert into student (name,age,score) values ('&quot;&amp;[.B7]&amp;&quot;',&quot;&amp;[.C7]&amp;&quot;, &quot;&amp;[.E7]&amp;&quot;);&quot;" office:value-type="string" office:string-value="insert into student (name,age,score) values ('其思溪',16, 38);" calcext:value-type="string">
            <text:p>insert into student (name,age,score) values ('其思溪',16, 38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寇锦文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content-validation-name="val1" office:value-type="string" calcext:value-type="string">
            <text:p>'football','computer','running'</text:p>
          </table:table-cell>
          <table:table-cell table:style-name="ce18" office:value-type="float" office:value="34" calcext:value-type="float">
            <text:p>34</text:p>
          </table:table-cell>
          <table:table-cell table:style-name="ce22" office:value-type="string" calcext:value-type="string">
            <text:p>你是一个聪明、文静的女孩，平时总是沉默寡言，但是在课上老师却能发现你专注的神情，感受到你对知识的渴望。你在班里从不张扬，总是默默无闻的，但这并不影响你在同学们心中的威信，因为你用自己优秀的学习成绩证明着你的实力。你思维灵活，接受能力较强，勤于思考，作业本上那工整的字迹，是你文静开出的花朵。你文静有余而活动不足。愿你多一些活泼，多一些微笑。希望你能再接再厉，百尺竿头更进一步。</text:p>
          </table:table-cell>
          <table:table-cell table:style-name="ce22"/>
          <table:table-cell table:style-name="Default" table:formula="of:=&quot;insert into student (name,age,score) values ('&quot;&amp;[.B8]&amp;&quot;',&quot;&amp;[.C8]&amp;&quot;, &quot;&amp;[.E8]&amp;&quot;);&quot;" office:value-type="string" office:string-value="insert into student (name,age,score) values ('寇锦文',16, 34);" calcext:value-type="string">
            <text:p>insert into student (name,age,score) values ('寇锦文',16, 34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文寄波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content-validation-name="val1" office:value-type="string" calcext:value-type="string">
            <text:p>'running','basketball'</text:p>
          </table:table-cell>
          <table:table-cell table:style-name="ce18" office:value-type="float" office:value="51" calcext:value-type="float">
            <text:p>51</text:p>
          </table:table-cell>
          <table:table-cell table:style-name="ce22" office:value-type="string" calcext:value-type="string">
            <text:p>你那圆溜溜的眼睛特别有神气，你是个文静，秀气的小姑娘，踏实自觉是你的特点。你的一言一行，一举一动，都充分地证明了你是个懂事，能干，明事理的好女孩；从你的学习成绩上可以看出你是个求学上进的好学生。你小小年纪就懂得自觉，老师祝贺你！但上课有时精神不够集中，你的学习方法有待改进，掌握知识也不够牢固，思维能力要进一步培养和提高。希望你今后能积极开动脑筋，活跃思维，不断改进学习方法，提高学习效率，争取更大的进步。</text:p>
          </table:table-cell>
          <table:table-cell table:style-name="ce22"/>
          <table:table-cell table:style-name="Default" table:formula="of:=&quot;insert into student (name,age,score) values ('&quot;&amp;[.B9]&amp;&quot;',&quot;&amp;[.C9]&amp;&quot;, &quot;&amp;[.E9]&amp;&quot;);&quot;" office:value-type="string" office:string-value="insert into student (name,age,score) values ('文寄波',13, 51);" calcext:value-type="string">
            <text:p>insert into student (name,age,score) values ('文寄波',13, 51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21" office:value-type="string" calcext:value-type="string">
            <text:p>侍慧艳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content-validation-name="val1" office:value-type="string" calcext:value-type="string">
            <text:p>'football','computer','running'</text:p>
          </table:table-cell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你尊敬老师、团结同学、关心班集体，待人有礼，希望你今后多读书、勤思考，把你的聪明才智发挥出来，有那么多的好老师用心教你，只要你能坚持不懈地努力学习，你的成绩一定会提高，我会满怀信心地等着这一天的。</text:p>
          </table:table-cell>
          <table:table-cell table:style-name="ce22"/>
          <table:table-cell table:style-name="Default" table:formula="of:=&quot;insert into student (name,age,score) values ('&quot;&amp;[.B10]&amp;&quot;',&quot;&amp;[.C10]&amp;&quot;, &quot;&amp;[.E10]&amp;&quot;);&quot;" office:value-type="string" office:string-value="insert into student (name,age,score) values ('侍慧艳',16, 41);" calcext:value-type="string">
            <text:p>insert into student (name,age,score) values ('侍慧艳',16, 41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晁灵松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content-validation-name="val1" office:value-type="string" calcext:value-type="string">
            <text:p>'running','basketball'</text:p>
          </table:table-cell>
          <table:table-cell table:style-name="ce18" office:value-type="float" office:value="59" calcext:value-type="float">
            <text:p>59</text:p>
          </table:table-cell>
          <table:table-cell table:style-name="ce22" office:value-type="string" calcext:value-type="string">
            <text:p>你是个聪明、可爱的孩子，关心集体，兴趣广泛，善于与同学交往，人缘好。学习成绩比较稳定。希望你今后在学习上能充分发挥自己的聪明才智，努力把自己塑造成德智体全面发展的好学生。</text:p>
          </table:table-cell>
          <table:table-cell table:style-name="ce22"/>
          <table:table-cell table:style-name="Default" table:formula="of:=&quot;insert into student (name,age,score) values ('&quot;&amp;[.B11]&amp;&quot;',&quot;&amp;[.C11]&amp;&quot;, &quot;&amp;[.E11]&amp;&quot;);&quot;" office:value-type="string" office:string-value="insert into student (name,age,score) values ('晁灵松',8, 59);" calcext:value-type="string">
            <text:p>insert into student (name,age,score) values ('晁灵松',8, 59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邰梓柔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content-validation-name="val1" office:value-type="string" calcext:value-type="string">
            <text:p>'football','computer','running'</text:p>
          </table:table-cell>
          <table:table-cell table:style-name="ce18" office:value-type="float" office:value="18" calcext:value-type="float">
            <text:p>18</text:p>
          </table:table-cell>
          <table:table-cell table:style-name="ce22" office:value-type="string" calcext:value-type="string">
            <text:p>你是一个很有修养的女孩，对待同学总是谦虚友好，对待学习总是毫不怠慢，对待困难总是坦然应对？你能严格遵守班级和宿舍纪律，热爱集体。上课时用心听讲的神情，让人感到你的专注、认真。一开学老师就发现你的作业干净又整齐，你的字清秀又漂亮，看你的作业真是一种享受。你的学习成绩起伏不定，说明基础还不牢固，如果你能讲究方法，多学多问，那就更好了。希望你充分发扬自己的优点，奋起直追，赶上或超过别的同学，老师将感到无比高兴。</text:p>
          </table:table-cell>
          <table:table-cell table:style-name="ce22"/>
          <table:table-cell table:style-name="Default" table:formula="of:=&quot;insert into student (name,age,score) values ('&quot;&amp;[.B12]&amp;&quot;',&quot;&amp;[.C12]&amp;&quot;, &quot;&amp;[.E12]&amp;&quot;);&quot;" office:value-type="string" office:string-value="insert into student (name,age,score) values ('邰梓柔',5, 18);" calcext:value-type="string">
            <text:p>insert into student (name,age,score) values ('邰梓柔',5, 18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裴忆南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content-validation-name="val1" office:value-type="string" calcext:value-type="string">
            <text:p>'football','computer','running'</text:p>
          </table:table-cell>
          <table:table-cell table:style-name="ce18" office:value-type="float" office:value="86" calcext:value-type="float">
            <text:p>86</text:p>
          </table:table-cell>
          <table:table-cell table:style-name="ce22" office:value-type="string" calcext:value-type="string">
            <text:p>对班级的热心让我感动，对同学的真诚也让大家称道。要勤奋好学、锲而不舍的道理也许无须对你多讲，你要记住的是我们耳熟能详的，“不经历风雨怎能见彩虹”这句歌词，朝着自己的目标前进吧，成功就在不远的地方等着你。</text:p>
          </table:table-cell>
          <table:table-cell table:style-name="ce22"/>
          <table:table-cell table:style-name="Default" table:formula="of:=&quot;insert into student (name,age,score) values ('&quot;&amp;[.B13]&amp;&quot;',&quot;&amp;[.C13]&amp;&quot;, &quot;&amp;[.E13]&amp;&quot;);&quot;" office:value-type="string" office:string-value="insert into student (name,age,score) values ('裴忆南',9, 86);" calcext:value-type="string">
            <text:p>insert into student (name,age,score) values ('裴忆南',9, 86);</text:p>
          </table:table-cell>
          <table:table-cell table:style-name="ce26" table:number-columns-repeated="2"/>
          <table:table-cell table:style-name="ce18"/>
          <table:table-cell table:style-name="ce26" table:number-columns-repeated="1013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21" office:value-type="string" calcext:value-type="string">
            <text:p>城依云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content-validation-name="val1" office:value-type="string" calcext:value-type="string">
            <text:p>'computer'</text:p>
          </table:table-cell>
          <table:table-cell table:style-name="ce18" office:value-type="float" office:value="67" calcext:value-type="float">
            <text:p>67</text:p>
          </table:table-cell>
          <table:table-cell table:style-name="ce22" office:value-type="string" calcext:value-type="string">
            <text:p>你能团结同学，能遵守校规校纪，有较强的集体荣誉感。平时能积极参加体育锻炼和有益的文娱活动，你头脑是聪明的，可平时你对自己没有严格要求，学习成绩不够理想，老师认为主要是你上课听讲还不够认真，不能很好地约束自己，作业也不够工整，老师为你感到可惜。请你不要灰心，慢慢来，不懈追求、不断努力，虚心向成绩好的同学学习，大胆向老师请教，并把打球的那种热情用到学习中去，你必将会在学习上取得更大的进步。</text:p>
          </table:table-cell>
          <table:table-cell table:style-name="ce22"/>
          <table:table-cell table:style-name="Default" table:formula="of:=&quot;insert into student (name,age,score) values ('&quot;&amp;[.B14]&amp;&quot;',&quot;&amp;[.C14]&amp;&quot;, &quot;&amp;[.E14]&amp;&quot;);&quot;" office:value-type="string" office:string-value="insert into student (name,age,score) values ('城依云',12, 67);" calcext:value-type="string">
            <text:p>insert into student (name,age,score) values ('城依云',12, 67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21" office:value-type="string" calcext:value-type="string">
            <text:p>东方飞兰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content-validation-name="val1"/>
          <table:table-cell table:style-name="ce18" office:value-type="float" office:value="47" calcext:value-type="float">
            <text:p>47</text:p>
          </table:table-cell>
          <table:table-cell table:style-name="ce22" office:value-type="string" calcext:value-type="string">
            <text:p>你聪明可爱，是老师心目中的好学生。学习上，你自觉性很高，总能超前预习，所以学习时毫不费劲。这学期，你的字也有了很大的进步，漂亮、大方、有力，让老师眼睛一亮。老师希望你在班级工作上能够积极一点，做老师的得力助手。</text:p>
          </table:table-cell>
          <table:table-cell table:style-name="ce22"/>
          <table:table-cell table:style-name="Default" table:formula="of:=&quot;insert into student (name,age,score) values ('&quot;&amp;[.B15]&amp;&quot;',&quot;&amp;[.C15]&amp;&quot;, &quot;&amp;[.E15]&amp;&quot;);&quot;" office:value-type="string" office:string-value="insert into student (name,age,score) values ('东方飞兰',6, 47);" calcext:value-type="string">
            <text:p>insert into student (name,age,score) values ('东方飞兰',6, 47);</text:p>
          </table:table-cell>
          <table:table-cell table:style-name="ce26" table:number-columns-repeated="1016"/>
        </table:table-row>
        <table:table-row table:style-name="ro4">
          <table:table-cell table:style-name="ce18" office:value-type="float" office:value="15" calcext:value-type="float">
            <text:p>15</text:p>
          </table:table-cell>
          <table:table-cell table:style-name="ce21" office:value-type="string" calcext:value-type="string">
            <text:p>律飞翮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content-validation-name="val1"/>
          <table:table-cell table:style-name="ce18" office:value-type="float" office:value="28" calcext:value-type="float">
            <text:p>28</text:p>
          </table:table-cell>
          <table:table-cell table:style-name="ce22" office:value-type="string" calcext:value-type="string">
            <text:p>在班级工作中，你是老师的好帮手；在学习生活中，你是同学们的好榜样。关心班级，乐于助人，成绩优秀，这是你身上的闪光点。作为班长，这些都是你的可贵之处。但正因为是班长，你会比别人多一份压力，多一份期待，更多出许多的努力。愿你的人生旅途中，没有最好，只有更好。加油吧！</text:p>
          </table:table-cell>
          <table:table-cell table:style-name="ce22"/>
          <table:table-cell table:style-name="Default" table:formula="of:=&quot;insert into student (name,age,score) values ('&quot;&amp;[.B16]&amp;&quot;',&quot;&amp;[.C16]&amp;&quot;, &quot;&amp;[.E16]&amp;&quot;);&quot;" office:value-type="string" office:string-value="insert into student (name,age,score) values ('律飞翮',6, 28);" calcext:value-type="string">
            <text:p>insert into student (name,age,score) values ('律飞翮',6, 28);</text:p>
          </table:table-cell>
          <table:table-cell table:style-name="ce26" table:number-columns-repeated="1016"/>
        </table:table-row>
        <table:table-row table:style-name="ro4">
          <table:table-cell table:style-name="ce19"/>
          <table:table-cell table:style-name="ce22"/>
          <table:table-cell table:style-name="ce18" table:number-columns-repeated="5"/>
          <table:table-cell table:style-name="ce26" table:number-columns-repeated="1017"/>
        </table:table-row>
        <table:table-row table:style-name="ro4" table:number-rows-repeated="3">
          <table:table-cell table:style-name="ce19"/>
          <table:table-cell table:style-name="ce18" table:number-columns-repeated="6"/>
          <table:table-cell table:style-name="ce26" table:number-columns-repeated="1017"/>
        </table:table-row>
        <table:table-row table:style-name="ro4" table:number-rows-repeated="8">
          <table:table-cell table:style-name="ce18" table:number-columns-repeated="7"/>
          <table:table-cell table:style-name="ce26" table:number-columns-repeated="1017"/>
        </table:table-row>
        <table:table-row table:style-name="ro4">
          <table:table-cell table:number-columns-repeated="5"/>
          <table:table-cell table:style-name="ce22" table:number-columns-repeated="2"/>
          <table:table-cell table:number-columns-repeated="1017"/>
        </table:table-row>
        <table:table-row table:style-name="ro4" table:number-rows-repeated="8">
          <table:table-cell table:number-columns-repeated="3"/>
          <table:table-cell table:style-name="ce23"/>
          <table:table-cell table:number-columns-repeated="1020"/>
        </table:table-row>
        <table:table-row table:style-name="ro3" table:number-rows-repeated="92">
          <table:table-cell table:number-columns-repeated="3"/>
          <table:table-cell table:style-name="ce23"/>
          <table:table-cell table:number-columns-repeated="1020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KacstBook" svg:font-family="KacstBook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number:text-style style:name="N117" number:title="自定义的">
      <number:text-content/>
      <number:text>j</number:text>
    </number:text-style>
    <number:text-style style:name="N118" number:title="自定义的">
      <number:text>'</number:text>
      <number:text-content/>
      <number:text>'</number:text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/00/00</text:date>, <text:time style:data-style-name="N2" text:time-value="08:07:31.09767462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23:07:52.196049426</meta:creation-date>
    <dc:date>2021-04-01T12:06:19.966974812</dc:date>
    <meta:editing-duration>PT2H29M28S</meta:editing-duration>
    <meta:editing-cycles>7</meta:editing-cycles>
    <meta:generator>LibreOffice/6.4.6.2$Linux_X86_64 LibreOffice_project/40$Build-2</meta:generator>
    <meta:document-statistic meta:table-count="3" meta:cell-count="191" meta:object-count="0"/>
  </office:meta>
</office:document-meta>
</file>